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standard">
      <style:graphic-properties draw:stroke="none" draw:fill="none" fo:min-height="0.396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The Rascal Tu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The Rascal Tutor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An interactive learning/tutoring system with as primary aim to help teaching Rascal</text:p>
              </text:list-item>
              <text:list-item>
                <text:p>If the Tutor turns out to be more generally applicable, this is an unintended side-effect</text:p>
              </text:list-item>
              <text:list-item>
                <text:p>The tutor provides a number of <text:span text:style-name="T1">Courses</text:span> that can be followed via a web browser</text:p>
              </text:list-item>
              <text:list-item>
                <text:p>Undecided: The server runs locally</text:p>
              </text:list-item>
              <text:list-item>
                <text:p>Undecided: use for grading stud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Design Principl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The Tutor is fully automatic</text:p>
              </text:list-item>
              <text:list-item>
                <text:p>The Tutor provides hints/guidance where possible</text:p>
              </text:list-item>
              <text:list-item>
                <text:p>Variation in exercises is maximal:</text:p>
                <text:list>
                  <text:list-item>
                    <text:p>Generate exercise from templates</text:p>
                  </text:list-item>
                  <text:list-item>
                    <text:p>Randomize order of choices</text:p>
                  </text:list-item>
                  <text:list-item>
                    <text:p>Variation in test cases</text:p>
                  </text:list-item>
                </text:list>
              </text:list-item>
              <text:list-item>
                <text:p>Tutor is not directive (but may use a user profile to rank difficulty of uni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Design Principl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A Course consists of various <text:span text:style-name="T1">units</text:span></text:p>
                <text:list>
                  <text:list-item>
                    <text:p>Modules (“Datatypes”)</text:p>
                  </text:list-item>
                  <text:list-item>
                    <text:p>Concepts (“Sets”)</text:p>
                  </text:list-item>
                  <text:list-item>
                    <text:p>Subconcepts (“The union operator”)</text:p>
                  </text:list-item>
                  <text:list-item>
                    <text:p>Exercises (“compute {1,2} + {2, 3}”)</text:p>
                  </text:list-item>
                </text:list>
              </text:list-item>
              <text:list-item>
                <text:p>Units in course are organized in a tree</text:p>
              </text:list-item>
              <text:list-item>
                <text:p>Each unit is addressable with path 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Design Principles</text:p>
          </draw:text-box>
        </draw:frame>
        <draw:frame presentation:style-name="pr4" draw:layer="layout" svg:width="25.199cm" svg:height="13.609cm" svg:x="1.27cm" svg:y="4.806cm" presentation:class="outline" presentation:user-transformed="true">
          <draw:text-box>
            <text:list text:style-name="L3">
              <text:list-item>
                <text:p>Various relations exist between units</text:p>
                <text:list>
                  <text:list-item>
                    <text:p>Requires (prerequisite knowledge)</text:p>
                  </text:list-item>
                  <text:list-item>
                    <text:p>Before (exercises, subconcepts)</text:p>
                  </text:list-item>
                  <text:list-item>
                    <text:p>Similar (same exercise solved with other approach)</text:p>
                  </text:list-item>
                  <text:list-item>
                    <text:p>Trains (exercise trains concept)</text:p>
                  </text:list-item>
                  <text:list-item>
                    <text:p>Difficulty</text:p>
                  </text:list-item>
                  <text:list-item>
                    <text:p>DocumentedB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Design Principl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Based on a declarative scripting language that captures all aspects of a course</text:p>
                <text:list>
                  <text:list-item>
                    <text:p>GUI, interaction</text:p>
                  </text:list-item>
                  <text:list-item>
                    <text:p>Dependencies, Explanation, Exercises, Validation</text:p>
                  </text:list-item>
                  <text:list-item>
                    <text:p>Each unit has a unique ID used for retrieving its descript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rect draw:style-name="gr2" draw:text-style-name="P1" draw:layer="layout" svg:width="17.209cm" svg:height="1.468cm" svg:x="6.606cm" svg:y="5.658cm">
          <text:p text:style-name="P1">Rascal/datatypes/set/union</text:p>
        </draw:rect>
        <draw:rect draw:style-name="gr2" draw:text-style-name="P2" draw:layer="layout" svg:width="17.303cm" svg:height="1.814cm" svg:x="6.577cm" svg:y="7.371cm">
          <text:p text:style-name="P2">The set union operator (+) combines two sets.</text:p>
        </draw:rect>
        <draw:frame draw:style-name="gr3" draw:layer="layout" svg:width="1.632cm" svg:height="0.975cm" svg:x="4.672cm" svg:y="5.851cm">
          <draw:text-box>
            <text:p>Unit</text:p>
          </draw:text-box>
        </draw:frame>
        <draw:frame draw:style-name="gr4" draw:layer="layout" svg:width="3.677cm" svg:height="0.962cm" svg:x="2.54cm" svg:y="7.687cm">
          <draw:text-box>
            <text:p>Description</text:p>
          </draw:text-box>
        </draw:frame>
        <draw:rect draw:style-name="gr2" draw:text-style-name="P2" draw:layer="layout" svg:width="5.964cm" svg:height="1.814cm" svg:x="6.532cm" svg:y="9.548cm">
          <text:p text:style-name="P2">{1, 2, 3} + {3, 4}</text:p>
        </draw:rect>
        <draw:frame draw:style-name="gr4" draw:layer="layout" svg:width="2.974cm" svg:height="0.962cm" svg:x="2.675cm" svg:y="9.843cm">
          <draw:text-box>
            <text:p>Example</text:p>
          </draw:text-box>
        </draw:frame>
        <draw:rect draw:style-name="gr2" draw:text-style-name="P2" draw:layer="layout" svg:width="17.303cm" svg:height="1.814cm" svg:x="6.33cm" svg:y="11.793cm">
          <text:p text:style-name="P2">links</text:p>
        </draw:rect>
        <draw:frame draw:style-name="gr4" draw:layer="layout" svg:width="2.974cm" svg:height="0.962cm" svg:x="2.88cm" svg:y="12.087cm">
          <draw:text-box>
            <text:p>See also</text:p>
          </draw:text-box>
        </draw:frame>
        <draw:rect draw:style-name="gr2" draw:text-style-name="P2" draw:layer="layout" svg:width="6.233cm" svg:height="1.814cm" svg:x="6.331cm" svg:y="14.038cm">
          <text:p text:style-name="P2">{1, 2, 3} + {}</text:p>
        </draw:rect>
        <draw:frame draw:style-name="gr4" draw:layer="layout" svg:width="2.936cm" svg:height="0.962cm" svg:x="2.736cm" svg:y="14.469cm">
          <draw:text-box>
            <text:p>Exercise</text:p>
          </draw:text-box>
        </draw:frame>
        <draw:rect draw:style-name="gr5" draw:text-style-name="P2" draw:layer="layout" svg:width="6.233cm" svg:height="1.814cm" svg:x="13.544cm" svg:y="14.061cm">
          <text:p text:style-name="P2">{1, 2, 3}</text:p>
        </draw:rect>
        <draw:frame draw:style-name="gr4" draw:layer="layout" svg:width="0.875cm" svg:height="0.962cm" svg:x="12.655cm" svg:y="14.514cm">
          <draw:text-box>
            <text:p>=</text:p>
          </draw:text-box>
        </draw:frame>
        <draw:rect draw:style-name="gr2" draw:text-style-name="P2" draw:layer="layout" svg:width="3.083cm" svg:height="1.814cm" svg:x="13.767cm" svg:y="9.548cm">
          <text:p text:style-name="P2">{1,2,3,4}</text:p>
        </draw:rect>
        <draw:frame draw:style-name="gr4" draw:layer="layout" svg:width="0.875cm" svg:height="0.962cm" svg:x="12.724cm" svg:y="9.978cm">
          <draw:text-box>
            <text:p>=</text:p>
          </draw:text-box>
        </draw:frame>
        <draw:frame draw:style-name="gr6" draw:layer="layout" svg:width="4.088cm" svg:height="0.646cm" svg:x="14.261cm" svg:y="13.964cm">
          <draw:text-box>
            <text:p><text:span text:style-name="T2">Type your answer here</text:span></text:p>
          </draw:text-box>
        </draw:frame>
        <draw:rect draw:style-name="gr2" draw:text-style-name="P2" draw:layer="layout" svg:width="1.996cm" svg:height="0.794cm" svg:x="20.455cm" svg:y="14.514cm">
          <text:p text:style-name="P2">submit</text:p>
        </draw:rect>
        <draw:frame presentation:style-name="pr5" draw:layer="layout" svg:width="25.199cm" svg:height="3.473cm" svg:x="1.4cm" svg:y="0.854cm" presentation:class="title" presentation:user-transformed="true">
          <draw:text-box>
            <text:p>Example:<text:line-break/>Learning unit with exercis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Question Type Multi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A textual question: choice from given answers</text:p>
                <text:list>
                  <text:list-item>
                    <text:p>Multi1: single answer</text:p>
                  </text:list-item>
                  <text:list-item>
                    <text:p>MultiM: multiple answers </text:p>
                  </text:list-item>
                </text:list>
              </text:list-item>
              <text:list-item>
                <text:p>Validation:</text:p>
                <text:list>
                  <text:list-item>
                    <text:p>Correct option(s) are defined when exercise is created.</text:p>
                  </text:list-item>
                  <text:list-item>
                    <text:p>validateMulti(int unitId, int choice)</text:p>
                  </text:list-item>
                  <text:list-item>
                    <text:p>validateMultiMore(int unitid, list[int] choi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Question Type STRUC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3">
              <text:list-item>
                <text:p>A textual question that is answered in a free text field but that is actually structured text</text:p>
                <text:list>
                  <text:list-item>
                    <text:p>What is the type of this expression?</text:p>
                  </text:list-item>
                  <text:list-item>
                    <text:p>What is the value of variable x?</text:p>
                  </text:list-item>
                </text:list>
              </text:list-item>
              <text:list-item>
                <text:p>Validation:</text:p>
                <text:list>
                  <text:list-item>
                    <text:p>Text is parsed and compared with legal answer(s) that are given when exercise is created</text:p>
                  </text:list-item>
                  <text:list-item>
                    <text:p>validateText(int unitid, str text)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Question Type Rascal</text:p>
          </draw:text-box>
        </draw:frame>
        <draw:frame presentation:style-name="pr4" draw:layer="layout" svg:width="25.199cm" svg:height="13.835cm" svg:x="1.4cm" svg:y="4.914cm" presentation:class="outline" presentation:user-transformed="true">
          <draw:text-box>
            <text:list text:style-name="L3">
              <text:list-item>
                <text:p>A programming exercise and the answer can be entered literally in a text box or loaded from a file.</text:p>
              </text:list-item>
              <text:list-item>
                <text:p>Validation:</text:p>
                <text:list>
                  <text:list-item>
                    <text:p>Code should parse and typecheck</text:p>
                  </text:list-item>
                  <text:list-item>
                    <text:p>Code should pass given tests</text:p>
                  </text:list-item>
                  <text:list-item>
                    <text:p>Some optional stylistic tests (if the exercise says that you have to use a comprehension, we should check for this)</text:p>
                  </text:list-item>
                  <text:list-item>
                    <text:p>validateCode(int unitid, str sour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7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Klint</meta:initial-creator>
    <meta:creation-date>2010-07-19T20:58:49</meta:creation-date>
    <meta:editing-duration>PT169H06M54S</meta:editing-duration>
    <meta:editing-cycles>2</meta:editing-cycles>
    <dc:date>2010-07-26T23:22:17</dc:date>
    <dc:creator>Paul Klint</dc:creator>
    <meta:document-statistic meta:object-count="75"/>
    <meta:generator>OpenOffice.org/3.2$Unix OpenOffice.org_project/320m12$Build-9483</meta:generator>
  </office:meta>
</office:document-meta>
</file>